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ieldVisitorTee.visitAnnotation(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VisitorTee.visit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VisitorTee.visitAttribute( Attribute att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VisitorTee.visitTypeAnnotation( int typeRef , TypePath typePath , String desc , boolean visib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ieldVisitorTee.FieldVisitorTee( FieldVisitor fv1 , FieldVisitor fv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